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</style:style>
    <style:style style:name="P27" style:family="paragraph" style:parent-style-name="Text_20_body" style:list-style-name="L23"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</style:style>
    <style:style style:name="P30" style:family="paragraph" style:parent-style-name="Text_20_body" style:list-style-name="L26">
    </style:style>
    <style:style style:name="P31" style:family="paragraph" style:parent-style-name="Text_20_body" style:list-style-name="L27"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</style:style>
    <style:style style:name="P44" style:family="paragraph" style:parent-style-name="Table_20_Heading">
      <style:paragraph-properties fo:text-align="end" style:justify-single-word="false"/>
    </style:style>
    <style:style style:name="P45" style:family="paragraph" style:parent-style-name="Table_20_Contents">
      <style:paragraph-properties fo:text-align="end" style:justify-single-word="false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ext_20_body" style:list-style-name="L41">
      <style:paragraph-properties fo:margin-top="0in" fo:margin-bottom="0in"/>
    </style:style>
    <style:style style:name="P50" style:family="paragraph" style:parent-style-name="Text_20_body" style:list-style-name="L4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5603*"/>
    </style:style>
    <style:style style:name="Table2.B" style:family="table-column">
      <style:table-column-properties style:rel-column-width="49931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1-29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visualizando-dados"/>4.4 Visualizando dados<text:bookmark-end text:name="visualizando-dados"/></text:h>
      <text:list text:style-name="L5">
        <text:list-item>
          <text:p text:style-name="P9">Podemos visualizar dados de duas formas:<text:line-break/></text:p>
          <text:list text:style-name="L6">
            <text:list-item>
              <text:p text:style-name="P10">Escrevendo o nome da variável<text:line-break/>O valor dela será impressa na tela.<text:line-break/></text:p>
            </text:list-item>
            <text:list-item>
              <text:p text:style-name="P10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  <text:list-item>
          <text:p text:style-name="P9">Analisando a estrutura de um objeto, usamos a função <text:span text:style-name="T2">str</text:span>().<text:line-break/></text:p>
        </text:list-item>
        <text:list-item>
          <text:p text:style-name="P9">Resumo dos dados, usamos a função <text:span text:style-name="T2">summary</text:span>().<text:line-break/></text:p>
        </text:list-item>
        <text:list-item>
          <text:p text:style-name="P9">Descobrindo a classe de uma variável, usamos a função <text:span text:style-name="T2">class</text:span>().<text:line-break/></text:p>
        </text:list-item>
      </text:list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list text:style-name="L7">
        <text:list-item>
          <text:p text:style-name="P11">Principais pacotes:<text:line-break/></text:p>
        </text:list-item>
      </text:list>
      <text:list text:style-name="L8">
        <text:list-item>
          <text:p text:style-name="P12"><text:span text:style-name="T2">Rmarkdown</text:span><text:line-break/>Produção de relatorios(html, pdf, doc, md).<text:line-break/></text:p>
        </text:list-item>
        <text:list-item>
          <text:p text:style-name="P12"><text:span text:style-name="T2">knitr</text:span><text:line-break/>Interpretação e compilação do documento rmd.<text:line-break/></text:p>
        </text:list-item>
        <text:list-item>
          <text:p text:style-name="P12"><text:span text:style-name="T2">data.table</text:span><text:line-break/>Exploração de data.frames.<text:line-break/></text:p>
        </text:list-item>
        <text:list-item>
          <text:p text:style-name="P12"><text:span text:style-name="T2">janitor</text:span><text:line-break/>Limpeza de dados.<text:line-break/></text:p>
        </text:list-item>
        <text:list-item>
          <text:p text:style-name="P12"><text:span text:style-name="T2">DescTools</text:span><text:line-break/>Analise descritiva de dados.<text:line-break/></text:p>
        </text:list-item>
        <text:list-item>
          <text:p text:style-name="P12"><text:span text:style-name="T2">tidyverse</text:span><text:line-break/>conjunto de pacotes.<text:line-break/></text:p>
          <text:list text:style-name="L9">
            <text:list-item>
              <text:p text:style-name="P13"><text:span text:style-name="T2">readr</text:span><text:line-break/>Importação e leitura de arquivos de dados.<text:line-break/></text:p>
            </text:list-item>
            <text:list-item>
              <text:p text:style-name="P13"><text:span text:style-name="T2">tibble</text:span><text:line-break/>estruturação de data.frame.<text:line-break/></text:p>
            </text:list-item>
            <text:list-item>
              <text:p text:style-name="P13"><text:span text:style-name="T2">dplyr</text:span><text:line-break/>Manipulação de data.frame.<text:line-break/></text:p>
            </text:list-item>
            <text:list-item>
              <text:p text:style-name="P13"><text:span text:style-name="T2">tidyr</text:span><text:line-break/>Organização de data.frame.<text:line-break/></text:p>
            </text:list-item>
            <text:list-item>
              <text:p text:style-name="P13"><text:span text:style-name="T2">ggplot2</text:span><text:line-break/>Visualização de dados, produção de gráficos.<text:line-break/></text:p>
            </text:list-item>
            <text:list-item>
              <text:p text:style-name="P13"><text:span text:style-name="T2">purr</text:span><text:line-break/>Manipulação de vetores e listas.<text:line-break/></text:p>
            </text:list-item>
          </text:list>
        </text:list-item>
      </text:list>
      <text:p text:style-name="Pagebreak"/>
      <text:list text:style-name="L10">
        <text:list-item>
          <text:p text:style-name="P14">Instalação de pacotes:<text:line-break/></text:p>
        </text:list-item>
      </text:list>
      <text:list text:style-name="L11">
        <text:list-item>
          <text:p text:style-name="P15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5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p text:style-name="Pagebreak"/>
      <text:h text:style-name="Heading_20_1" text:outline-level="1"><text:bookmark-start text:name="cap-4---r-markdown"/>6 Cap 4 - R Markdown<text:line-break/><text:bookmark-end text:name="cap-4---r-markdown"/></text:h>
      <text:list text:style-name="L12">
        <text:list-item>
          <text:p text:style-name="P16">Preâmbulo:<text:line-break/></text:p>
        </text:list-item>
      </text:list>
      <text:list text:style-name="L13">
        <text:list-item>
          <text:p text:style-name="P17"><text:span text:style-name="T1">title</text:span>: “Titulo desejado”<text:line-break/></text:p>
        </text:list-item>
        <text:list-item>
          <text:p text:style-name="P17"><text:span text:style-name="T1">author</text:span>: “Nome dos autores”<text:line-break/></text:p>
        </text:list-item>
        <text:list-item>
          <text:p text:style-name="P17"><text:span text:style-name="T1">date</text:span>: “Data do dia da compilação”, para adicionar a data atual pode usar a função atraves do chunk “r Sys.Date()”<text:line-break/></text:p>
        </text:list-item>
        <text:list-item>
          <text:p text:style-name="P17"><text:span text:style-name="T1">output</text:span>: o tipo de saida, podem ser:<text:line-break/></text:p>
          <text:list text:style-name="L14">
            <text:list-item>
              <text:p text:style-name="P18">Documentos:<text:line-break/></text:p>
              <text:list text:style-name="L15">
                <text:list-item>
                  <text:p text:style-name="P19"><text:span text:style-name="T1">pdf_document</text:span><text:line-break/></text:p>
                </text:list-item>
                <text:list-item>
                  <text:p text:style-name="P19"><text:span text:style-name="T1">md_document</text:span><text:line-break/></text:p>
                </text:list-item>
                <text:list-item>
                  <text:p text:style-name="P19"><text:span text:style-name="T1">html_document</text:span><text:line-break/></text:p>
                </text:list-item>
                <text:list-item>
                  <text:p text:style-name="P19"><text:span text:style-name="T1">word_document</text:span><text:line-break/></text:p>
                </text:list-item>
                <text:list-item>
                  <text:p text:style-name="P19"><text:span text:style-name="T1">odt_document</text:span><text:line-break/></text:p>
                </text:list-item>
                <text:list-item>
                  <text:p text:style-name="P19"><text:span text:style-name="T1">rtf_document</text:span><text:line-break/></text:p>
                </text:list-item>
              </text:list>
            </text:list-item>
            <text:list-item>
              <text:p text:style-name="P18">Apresentação:<text:line-break/></text:p>
              <text:list text:style-name="L16">
                <text:list-item>
                  <text:p text:style-name="P20"><text:span text:style-name="T1">powerpoint_presentation</text:span><text:line-break/></text:p>
                </text:list-item>
                <text:list-item>
                  <text:p text:style-name="P20"><text:span text:style-name="T1">ioslides_presentation</text:span><text:line-break/></text:p>
                </text:list-item>
                <text:list-item>
                  <text:p text:style-name="P20"><text:span text:style-name="T1">beamer_presentation</text:span><text:line-break/></text:p>
                </text:list-item>
              </text:list>
            </text:list-item>
            <text:list-item>
              <text:p text:style-name="P18">mais:<text:line-break/></text:p>
              <text:list text:style-name="L17">
                <text:list-item>
                  <text:p text:style-name="P21"><text:span text:style-name="T1">flexdashboard::flex_dashboard</text:span><text:line-break/></text:p>
                </text:list-item>
                <text:list-item>
                  <text:p text:style-name="P21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18">
        <text:list-item>
          <text:p text:style-name="P22">Chunks/codigos embutidos:<text:line-break/></text:p>
        </text:list-item>
        <text:list-item>
          <text:p text:style-name="P22">Titulos e subtitulos:<text:line-break/></text:p>
        </text:list-item>
        <text:list-item>
          <text:p text:style-name="P22">Listas e blocos de citação:<text:line-break/></text:p>
        </text:list-item>
        <text:list-item>
          <text:p text:style-name="P22">Inserir tabelas:<text:line-break/></text:p>
        </text:list-item>
        <text:list-item>
          <text:p text:style-name="P22">Fontes:<text:line-break/></text:p>
        </text:list-item>
        <text:list-item>
          <text:p text:style-name="P22">Hiperlinks e imagens:<text:line-break/></text:p>
        </text:list-item>
      </text:list>
      <text:list text:style-name="L19">
        <text:list-item>
          <text:p text:style-name="P23">Hiperlinks<text:line-break/></text:p>
        </text:list-item>
        <text:list-item>
          <text:p text:style-name="P23">Imagens<text:line-break/></text:p>
        </text:list-item>
      </text:list>
      <text:list text:style-name="L20">
        <text:list-item>
          <text:p text:style-name="P24">Letras gregas:<text:line-break/></text:p>
        </text:list-item>
        <text:list-item>
          <text:p text:style-name="P24">Fórmulas:<text:line-break/></text:p>
          <text:list text:style-name="L21">
            <text:list-item>
              <text:p text:style-name="P25">Subscritos e superescritos<text:line-break/></text:p>
            </text:list-item>
            <text:list-item>
              <text:p text:style-name="P25">Sublinhados, sobrelinhas e vetores<text:line-break/></text:p>
            </text:list-item>
            <text:list-item>
              <text:p text:style-name="P25">Frações, matrizes e chavetas<text:line-break/></text:p>
            </text:list-item>
            <text:list-item>
              <text:p text:style-name="P25">Expressões<text:line-break/></text:p>
            </text:list-item>
            <text:list-item>
              <text:p text:style-name="P25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7 Cap 5 - Pacotes do Tidyverse e identificando/mudando tipos de variaveis<text:line-break/><text:bookmark-end text:name="cap-5---pacotes-do-tidyverse-e-identificandomudando-tipos-de-variaveis"/></text:h>
      <text:list text:style-name="L22">
        <text:list-item>
          <text:p text:style-name="P26">identificando/mudando tipos de variaveis<text:line-break/></text:p>
          <text:list>
            <text:list-item>
              <text:p text:style-name="P26">identificando<text:line-break/>uso do <text:span text:style-name="T2">is</text:span>.<text:line-break/></text:p>
            </text:list-item>
            <text:list-item>
              <text:p text:style-name="P26">mudando o tipo de variavel: <text:line-break/>uso do <text:span text:style-name="T2">as</text:span>.<text:line-break/></text:p>
            </text:list-item>
          </text:list>
        </text:list-item>
        <text:list-item>
          <text:p text:style-name="P26">pacotes do Tidyverse:<text:line-break/></text:p>
        </text:list-item>
      </text:list>
      <text:list text:style-name="L23">
        <text:list-item>
          <text:p text:style-name="P27"><text:span text:style-name="T2">readr</text:span><text:line-break/>Leitura de dados.<text:line-break/></text:p>
        </text:list-item>
        <text:list-item>
          <text:p text:style-name="P27"><text:span text:style-name="T2">tibble</text:span><text:line-break/>Tipo de data.frame.<text:line-break/></text:p>
        </text:list-item>
        <text:list-item>
          <text:p text:style-name="P27"><text:span text:style-name="T2">magrittr</text:span><text:line-break/>Operador pipe ‘%&gt;%’, concatena linhas de comando.<text:line-break/></text:p>
        </text:list-item>
        <text:list-item>
          <text:p text:style-name="P27"><text:span text:style-name="T2">dplyr</text:span><text:line-break/>Manipulação de dados.<text:line-break/></text:p>
          <text:list text:style-name="L24">
            <text:list-item>
              <text:p text:style-name="P28">munipulação de dados:<text:line-break/></text:p>
              <text:list text:style-name="L25">
                <text:list-item>
                  <text:p text:style-name="P29"><text:span text:style-name="T1">select</text:span><text:line-break/>seleciona e retorna as colunas selecionadas da tabela.<text:line-break/></text:p>
                </text:list-item>
                <text:list-item>
                  <text:p text:style-name="P29"><text:span text:style-name="T1">pull</text:span><text:line-break/>extrai uma coluna de uma tabela de dados e retorna ela como vetor.<text:line-break/></text:p>
                </text:list-item>
                <text:list-item>
                  <text:p text:style-name="P29"><text:span text:style-name="T1">filter</text:span><text:line-break/>filtra linhas.<text:line-break/></text:p>
                </text:list-item>
                <text:list-item>
                  <text:p text:style-name="P29"><text:span text:style-name="T1">distinct</text:span><text:line-break/>remove linhas com valores repetidos.<text:line-break/></text:p>
                </text:list-item>
                <text:list-item>
                  <text:p text:style-name="P29"><text:span text:style-name="T1">arrange</text:span><text:line-break/>reordena ou combina linhas.<text:line-break/></text:p>
                </text:list-item>
                <text:list-item>
                  <text:p text:style-name="P29"><text:span text:style-name="T1">mutate</text:span><text:line-break/>cria novas colunas.<text:line-break/></text:p>
                </text:list-item>
                <text:list-item>
                  <text:p text:style-name="P29"><text:span text:style-name="T1">transmute</text:span><text:line-break/>cria novas colunas, mas não adiciona na base de dados.<text:line-break/></text:p>
                </text:list-item>
                <text:list-item>
                  <text:p text:style-name="P29"><text:span text:style-name="T1">summarise</text:span><text:line-break/>sumariza valores.<text:line-break/></text:p>
                </text:list-item>
                <text:list-item>
                  <text:p text:style-name="P29"><text:span text:style-name="T1">group_by</text:span><text:line-break/>permite operações por grupo.<text:line-break/></text:p>
                </text:list-item>
                <text:list-item>
                  <text:p text:style-name="P29"><text:span text:style-name="T1">add_column</text:span><text:line-break/>adiciona novas colunas.<text:line-break/></text:p>
                </text:list-item>
                <text:list-item>
                  <text:p text:style-name="P29"><text:span text:style-name="T1">add_row</text:span><text:line-break/>adiciona novas linhas.<text:line-break/></text:p>
                </text:list-item>
                <text:list-item>
                  <text:p text:style-name="P29"><text:span text:style-name="T1">rename</text:span><text:line-break/>renomeia uma coluna.<text:line-break/></text:p>
                </text:list-item>
              </text:list>
            </text:list-item>
            <text:list-item>
              <text:p text:style-name="P28">combinando tabelas de dados:<text:line-break/></text:p>
              <text:list text:style-name="L26">
                <text:list-item>
                  <text:p text:style-name="P30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30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30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30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30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30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30"><text:span text:style-name="T1">intersect</text:span><text:line-break/>Retorna a interseção entre tabelas.<text:line-break/></text:p>
                </text:list-item>
                <text:list-item>
                  <text:p text:style-name="P30"><text:span text:style-name="T1">union</text:span><text:line-break/>Retorna a união de tabelas.<text:line-break/></text:p>
                </text:list-item>
                <text:list-item>
                  <text:p text:style-name="P30"><text:span text:style-name="T1">setdiff</text:span><text:line-break/>Retorna a diferença entre tabelas.<text:line-break/></text:p>
                </text:list-item>
                <text:list-item>
                  <text:p text:style-name="P30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27"><text:span text:style-name="T2">tidyr</text:span><text:line-break/>Organização de dados.<text:line-break/></text:p>
          <text:list text:style-name="L27">
            <text:list-item>
              <text:p text:style-name="P31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31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31"><text:span text:style-name="T1">separate</text:span><text:line-break/>Separa as respostas que estão em uma unica coluna para diversas colunas.<text:line-break/></text:p>
            </text:list-item>
            <text:list-item>
              <text:p text:style-name="P31"><text:span text:style-name="T1">unite</text:span><text:line-break/>O comando unite é utilizado para unir duas ou mais colunas em uma unica coluna.<text:line-break/></text:p>
            </text:list-item>
            <text:list-item>
              <text:p text:style-name="P31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31"><text:span text:style-name="T1">drop_na</text:span><text:line-break/>Elimina as linhas, especificadas ou não, com valor NA.<text:line-break/></text:p>
            </text:list-item>
            <text:list-item>
              <text:p text:style-name="P31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8 Cap 6 - Pacote data.table<text:line-break/><text:bookmark-end text:name="cap-6---pacote-data.table"/></text:h>
      <text:list text:style-name="L28">
        <text:list-item>
          <text:p text:style-name="P32"><text:span text:style-name="T2">data.table</text:span><text:line-break/></text:p>
          <text:list text:style-name="L29">
            <text:list-item>
              <text:p text:style-name="P33">Manipulando linhas<text:line-break/></text:p>
            </text:list-item>
            <text:list-item>
              <text:p text:style-name="P33">Manipulando colunas<text:line-break/></text:p>
            </text:list-item>
            <text:list-item>
              <text:p text:style-name="P33">Sumarizando dados<text:line-break/></text:p>
            </text:list-item>
            <text:list-item>
              <text:p text:style-name="P33">Operando um subconjunto de dados</text:p>
              <text:list text:style-name="L30">
                <text:list-item>
                  <text:p text:style-name="P34"><text:span text:style-name="T1">lapply</text:span><text:line-break/></text:p>
                </text:list-item>
              </text:list>
            </text:list-item>
            <text:list-item>
              <text:p text:style-name="P33">modificando dados com set:</text:p>
              <text:list text:style-name="L31">
                <text:list-item>
                  <text:p text:style-name="P35"><text:span text:style-name="T1">set</text:span><text:line-break/>modificando um valor.<text:line-break/></text:p>
                </text:list-item>
                <text:list-item>
                  <text:p text:style-name="P35"><text:span text:style-name="T1">setnames</text:span><text:line-break/>modificando nome da coluna.<text:line-break/></text:p>
                </text:list-item>
                <text:list-item>
                  <text:p text:style-name="P35"><text:span text:style-name="T1">setorder</text:span><text:line-break/>modificando ordem das linhas.<text:line-break/></text:p>
                </text:list-item>
                <text:list-item>
                  <text:p text:style-name="P35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9 Cap 7 - Gráficos basicos e pacote ggplot2<text:line-break/><text:bookmark-end text:name="cap-7---gráficos-basicos-e-pacote-ggplot2"/></text:h>
      <text:list text:style-name="L32">
        <text:list-item>
          <text:p text:style-name="P36">Gráficos basicos:<text:line-break/></text:p>
        </text:list-item>
      </text:list>
      <text:list text:style-name="L33">
        <text:list-item>
          <text:p text:style-name="P37">Gráfico de barras<text:line-break/><text:span text:style-name="T2">barplot</text:span><text:line-break/></text:p>
        </text:list-item>
        <text:list-item>
          <text:p text:style-name="P37">Gráfico circular (pizza)<text:line-break/><text:span text:style-name="T2">pie</text:span></text:p>
        </text:list-item>
        <text:list-item>
          <text:p text:style-name="P37">Gráfico de linhas<text:line-break/><text:span text:style-name="T2">plot</text:span></text:p>
          <text:list text:style-name="L34">
            <text:list-item>
              <text:p text:style-name="P38">Para adicionar mais linhas no grafico.<text:line-break/><text:span text:style-name="T2">lines</text:span></text:p>
            </text:list-item>
          </text:list>
        </text:list-item>
        <text:list-item>
          <text:p text:style-name="P37">Gráfico de dispersão<text:line-break/></text:p>
          <text:list text:style-name="L35">
            <text:list-item>
              <text:p text:style-name="P39">Para obter a correlação.<text:line-break/><text:span text:style-name="T2">cor</text:span>(x,y)<text:line-break/></text:p>
            </text:list-item>
            <text:list-item>
              <text:p text:style-name="P39">Para obter o coeficiente da reta de regressão.<text:line-break/><text:span text:style-name="T2">lm</text:span>(y ~x)$coef<text:line-break/></text:p>
            </text:list-item>
            <text:list-item>
              <text:p text:style-name="P39">Adiciona a reta tracejada.<text:line-break/><text:span text:style-name="T2">abline</text:span><text:line-break/></text:p>
            </text:list-item>
          </text:list>
        </text:list-item>
        <text:list-item>
          <text:p text:style-name="P37">Histograma<text:line-break/><text:span text:style-name="T2">hist</text:span><text:line-break/></text:p>
        </text:list-item>
        <text:list-item>
          <text:p text:style-name="P37"><text:span text:style-name="T2">Boxplot</text:span> (diagrama de caixa)<text:line-break/></text:p>
        </text:list-item>
      </text:list>
      <text:list text:style-name="L36">
        <text:list-item>
          <text:p text:style-name="P40">Pacote <text:span text:style-name="T2">ggplot2</text:span><text:line-break/></text:p>
        </text:list-item>
      </text:list>
      <text:list text:style-name="L37">
        <text:list-item>
          <text:p text:style-name="P41">Constroi diversos tipos de graficos a partir da mesma estrutura de componentes:<text:line-break/></text:p>
          <text:list text:style-name="L38">
            <text:list-item>
              <text:p text:style-name="P42"><text:span text:style-name="T1">data</text:span>: referente ao banco de dados.<text:line-break/></text:p>
            </text:list-item>
            <text:list-item>
              <text:p text:style-name="P42"><text:span text:style-name="T1">geom_forma</text:span>: um rol de tipos possiveis de representação dos dados.<text:line-break/></text:p>
            </text:list-item>
            <text:list-item>
              <text:p text:style-name="P4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39">
        <text:list-item>
          <text:p text:style-name="P4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">Quais formatos podemos utilizar no ggplot2 - geom_forma?<text:line-break/>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5">Produz um grafico em forma de violino.</text:p>
          </table:table-cell>
        </table:table-row>
      </table:table>
      <text:list text:style-name="L40">
        <text:list-item>
          <text:p text:style-name="P46">Nome dos argumentos para adicionar efeito em graficos do pacote ggplot2.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">Define parametros para os eixos manualmente.</text:p>
          </table:table-cell>
        </table:table-row>
      </table:table>
      <text:list text:style-name="L41">
        <text:list-item>
          <text:p text:style-name="P49">Definindo um tema para o grafico <text:span text:style-name="T2">ggplot</text:span>.<text:line-break/></text:p>
          <text:list text:style-name="L42">
            <text:list-item>
              <text:p text:style-name="P50"><text:span text:style-name="T1">theme_gray</text:span><text:line-break/>Fundo cinza e linhas grandes brancas.<text:line-break/></text:p>
            </text:list-item>
            <text:list-item>
              <text:p text:style-name="P50"><text:span text:style-name="T1">theme_bw</text:span><text:line-break/>O classico preto e branco. Otimo para projetor.<text:line-break/></text:p>
            </text:list-item>
            <text:list-item>
              <text:p text:style-name="P50"><text:span text:style-name="T1">theme_linedraw</text:span><text:line-break/>Linhas pretasde varias larguras num fundo branco. semelhante ao theme_bw.<text:line-break/></text:p>
            </text:list-item>
            <text:list-item>
              <text:p text:style-name="P5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0"><text:span text:style-name="T1">theme_minimal</text:span><text:line-break/>Um tema minimalista sem anotações de fundo.<text:line-break/></text:p>
            </text:list-item>
            <text:list-item>
              <text:p text:style-name="P50"><text:span text:style-name="T1">theme_classic</text:span><text:line-break/>Tema classico, com linhas do eixo x e y, sem linhas de grade.<text:line-break/></text:p>
            </text:list-item>
            <text:list-item>
              <text:p text:style-name="P5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pacote ggplot2.<text:line-break/>E revisando Cap.2, acessando valores de posições especificas de objetos.<text:line-break/></text:p>
      <text:h text:style-name="Heading_20_2" text:outline-level="2"><text:bookmark-start text:name="em-andamento"/>10.2 Em andamento:<text:bookmark-end text:name="em-andamento"/></text:h>
      <text:h text:style-name="Heading_20_2" text:outline-level="2"><text:bookmark-start text:name="vazios"/>10.3 Vazios:<text:bookmark-end text:name="vazios"/></text:h>
      <text:h text:style-name="Heading_20_2" text:outline-level="2"><text:bookmark-start text:name="finalizando-detalhes"/>10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1-29T14:12:55Z</meta:creation-date>
    <dc:date>2023-01-29T14:12:55Z</dc:date>
    <meta:user-defined meta:name="date" meta:value-type="string">2023-01-29</meta:user-defined>
    <meta:user-defined meta:name="output" meta:value-type="string"/>
  </office:meta>
</office:document-meta>
</file>